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23e1" officeooo:paragraph-rsid="000723e1"/>
    </style:style>
    <style:style style:name="P2" style:family="paragraph" style:parent-style-name="Standard">
      <style:text-properties officeooo:rsid="000733f3" officeooo:paragraph-rsid="000733f3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733f3" officeooo:paragraph-rsid="000733f3" style:font-weight-asian="bold" style:font-weight-complex="bold"/>
    </style:style>
    <style:style style:name="P4" style:family="paragraph" style:parent-style-name="Standard">
      <style:paragraph-properties fo:break-before="page"/>
      <style:text-properties officeooo:rsid="000733f3" officeooo:paragraph-rsid="000733f3"/>
    </style:style>
    <style:style style:name="P5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0733f3" officeooo:paragraph-rsid="000733f3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2 0.5 100</text:p>
      <text:p text:style-name="P2">INFO : adding document #0 to Dictionary(0 unique tokens: [])</text:p>
      <text:p text:style-name="P2">INFO : adding document #10000 to Dictionary(134162 unique tokens: [u'', u'3:276', u'moreel', u'ontwerprichtlijn', u'3:270']...)</text:p>
      <text:p text:style-name="P2">INFO : built Dictionary(218979 unique tokens: [u'', u'3:276', u'3:273', u'baangarantie', u'reisverzekeringsovereenkomst']...) from 19421 documents (total 30303869 corpus positions)</text:p>
      <text:p text:style-name="P2">INFO : saving Dictionary object under saveLDA/caseLawBase.dict, separately None</text:p>
      <text:p text:style-name="P2">INFO : saved saveLDA/caseLawBase.dict</text:p>
      <text:p text:style-name="P2">INFO : adding document #0 to Dictionary(0 unique tokens: [])</text:p>
      <text:p text:style-name="P2">INFO : adding document #10000 to Dictionary(134162 unique tokens: [u'', u'3:276', u'moreel', u'ontwerprichtlijn', u'3:270']...)</text:p>
      <text:p text:style-name="P2">INFO : built Dictionary(218979 unique tokens: [u'', u'3:276', u'3:273', u'baangarantie', u'reisverzekeringsovereenkomst']...) from 19421 documents (total 30303869 corpus positions)</text:p>
      <text:p text:style-name="P2">INFO : discarding 136244 tokens: [(u'deze', 18690), (u'niet', 19318), (u'als', 19414), (u'cassatie', 18849), (u'uitspreken', 19010), (u'veroordelen', 10947), (u'middel', 16320), (u'arrest', 17728), (u'te', 19403), (u'toebreng', 1)]...</text:p>
      <text:p text:style-name="P2">INFO : keeping 82735 tokens which were in no less than 2 and no more than 9710 (=50.0%) documents</text:p>
      <text:p text:style-name="P2">INFO : resulting dictionary: Dictionary(82735 unique tokens: [u'', u'3:276', u'epiduraal', u'softwaar', u'3:270']...)</text:p>
      <text:p text:style-name="P2">INFO : discarding 100 tokens: [(u'jaar', 9680), (u'feit', 9664), (u'hem', 9661), (u'aanwezig', 9618), (u'klacht', 9481), (u'behandeling', 9467), (u'maart', 9383), (u'vaststellen', 9276), (u'letten', 9250), (u'motivering', 9140)]...</text:p>
      <text:p text:style-name="P2">INFO : resulting dictionary: Dictionary(82635 unique tokens: [u'', u'3:276', u'epiduraal', u'softwaar', u'3:270']...)</text:p>
      <text:p text:style-name="P2">INFO : saving Dictionary object under saveLDA/caseLaw20.5100.dict, separately None</text:p>
      <text:p text:style-name="P2">saveLDA/caseLaw20.5100.dict</text:p>
      <text:p text:style-name="P2">INFO : saved saveLDA/caseLaw20.5100.dict</text:p>
      <text:p text:style-name="P2">INFO : storing corpus in Matrix Market format to saveLDA/caseLaw20.5100.mm</text:p>
      <text:p text:style-name="P2">INFO : saving sparse matrix to saveLDA/caseLaw20.5100.mm</text:p>
      <text:p text:style-name="P2">INFO : PROGRESS: saving document #0</text:p>
      <text:p text:style-name="P2">INFO : PROGRESS: saving document #1000</text:p>
      <text:p text:style-name="P2">INFO : PROGRESS: saving document #2000</text:p>
      <text:p text:style-name="P2">INFO : PROGRESS: saving document #3000</text:p>
      <text:p text:style-name="P2">INFO : PROGRESS: saving document #4000</text:p>
      <text:p text:style-name="P2">INFO : PROGRESS: saving document #5000</text:p>
      <text:p text:style-name="P2">INFO : PROGRESS: saving document #6000</text:p>
      <text:p text:style-name="P2">INFO : PROGRESS: saving document #7000</text:p>
      <text:p text:style-name="P2">INFO : PROGRESS: saving document #8000</text:p>
      <text:p text:style-name="P2">INFO : PROGRESS: saving document #9000</text:p>
      <text:p text:style-name="P2">INFO : PROGRESS: saving document #10000</text:p>
      <text:p text:style-name="P2">INFO : PROGRESS: saving document #11000</text:p>
      <text:p text:style-name="P2">INFO : PROGRESS: saving document #12000</text:p>
      <text:p text:style-name="P2">INFO : PROGRESS: saving document #13000</text:p>
      <text:p text:style-name="P2">INFO : PROGRESS: saving document #14000</text:p>
      <text:p text:style-name="P2">INFO : PROGRESS: saving document #15000</text:p>
      <text:p text:style-name="P2">INFO : PROGRESS: saving document #16000</text:p>
      <text:p text:style-name="P2">INFO : PROGRESS: saving document #17000</text:p>
      <text:p text:style-name="P2">INFO : PROGRESS: saving document #18000</text:p>
      <text:p text:style-name="P2">INFO : PROGRESS: saving document #19000</text:p>
      <text:p text:style-name="P2">INFO : saved 19421x218979 matrix, density=0.200% (8495415/4252791159)</text:p>
      <text:p text:style-name="P2">INFO : saving MmCorpus index to saveLDA/caseLaw20.5100.mm.index</text:p>
      <text:p text:style-name="P5">2 0.7 100</text:p>
      <text:p text:style-name="P2">INFO : adding document #0 to Dictionary(0 unique tokens: [])</text:p>
      <text:p text:style-name="P2">INFO : adding document #10000 to Dictionary(134162 unique tokens: [u'', u'3:276', u'moreel', u'ontwerprichtlijn', u'3:270']...)</text:p>
      <text:p text:style-name="P2">INFO : built Dictionary(218979 unique tokens: [u'', u'3:276', u'3:273', u'baangarantie', u'reisverzekeringsovereenkomst']...) from 19421 documents (total 30303869 corpus positions)</text:p>
      <text:p text:style-name="P2">INFO : discarding 136177 tokens: [(u'deze', 18690), (u'niet', 19318), (u'als', 19414), (u'cassatie', 18849), (u'uitspreken', 19010), (u'middel', 16320), (u'arrest', 17728), (u'te', 19403), (u'toebreng', 1), (u'bij', 19327)]...</text:p>
      <text:p text:style-name="P2">INFO : keeping 82802 tokens which were in no less than 2 and no more than 13594 (=70.0%) documents</text:p>
      <text:p text:style-name="P2">INFO : resulting dictionary: Dictionary(82802 unique tokens: [u'', u'3:276', u'epiduraal', u'softwaar', u'3:270']...)</text:p>
      <text:p text:style-name="P2">INFO : discarding 100 tokens: [(u'lid', 13587), (u'nederlanden', 13436), (u'3.1', 13431), (u'geven', 13415), (u'verklaren', 13378), (u'bedoelen', 13336), (u'advocaat', 13326), (u'griffier', 13178), (u'over', 13120), (u'komen', 13060)]...</text:p>
      <text:p text:style-name="P2">saveLDA/caseLaw20.7100.dict</text:p>
      <text:p text:style-name="P2">INFO : resulting dictionary: Dictionary(82702 unique tokens: [u'', u'3:276', u'epiduraal', u'softwaar', u'3:270']...)</text:p>
      <text:p text:style-name="P2">INFO : saving Dictionary object under saveLDA/caseLaw20.7100.dict, separately None</text:p>
      <text:p text:style-name="P2">prep done, creating bow</text:p>
      <text:p text:style-name="P2">INFO : saved saveLDA/caseLaw20.7100.dict</text:p>
      <text:p text:style-name="P2">INFO : storing corpus in Matrix Market format to saveLDA/caseLaw20.7100.mm</text:p>
      <text:p text:style-name="P2">INFO : saving sparse matrix to saveLDA/caseLaw20.7100.mm</text:p>
      <text:p text:style-name="P2">INFO : PROGRESS: saving document #0</text:p>
      <text:p text:style-name="P2">INFO : PROGRESS: saving document #1000</text:p>
      <text:p text:style-name="P2">INFO : PROGRESS: saving document #2000</text:p>
      <text:p text:style-name="P2">INFO : PROGRESS: saving document #3000</text:p>
      <text:p text:style-name="P2">INFO : PROGRESS: saving document #4000</text:p>
      <text:p text:style-name="P2">INFO : PROGRESS: saving document #5000</text:p>
      <text:p text:style-name="P2">INFO : PROGRESS: saving document #6000</text:p>
      <text:p text:style-name="P2">INFO : PROGRESS: saving document #7000</text:p>
      <text:p text:style-name="P2">INFO : PROGRESS: saving document #8000</text:p>
      <text:p text:style-name="P2">INFO : PROGRESS: saving document #9000</text:p>
      <text:p text:style-name="P2">INFO : PROGRESS: saving document #10000</text:p>
      <text:p text:style-name="P2">INFO : PROGRESS: saving document #11000</text:p>
      <text:p text:style-name="P2">INFO : PROGRESS: saving document #12000</text:p>
      <text:p text:style-name="P2">INFO : PROGRESS: saving document #13000</text:p>
      <text:p text:style-name="P2">INFO : PROGRESS: saving document #14000</text:p>
      <text:p text:style-name="P2">INFO : PROGRESS: saving document #15000</text:p>
      <text:p text:style-name="P2">INFO : PROGRESS: saving document #16000</text:p>
      <text:p text:style-name="P2">INFO : PROGRESS: saving document #17000</text:p>
      <text:p text:style-name="P2">INFO : PROGRESS: saving document #18000</text:p>
      <text:p text:style-name="P2">INFO : PROGRESS: saving document #19000</text:p>
      <text:p text:style-name="P2">INFO : saved 19421x218979 matrix, density=0.200% (8495415/4252791159)</text:p>
      <text:p text:style-name="P2">INFO : saving MmCorpus index to saveLDA/caseLaw20.7100.mm.index</text:p>
      <text:p text:style-name="P2">bow done</text:p>
      <text:p text:style-name="P2"/>
      <text:p text:style-name="P5">2 0.9 100</text:p>
      <text:p text:style-name="P2">INFO : adding document #0 to Dictionary(0 unique tokens: [])</text:p>
      <text:p text:style-name="P2">INFO : adding document #10000 to Dictionary(134162 unique tokens: [u'', u'3:276', u'moreel', u'ontwerprichtlijn', u'3:270']...)</text:p>
      <text:p text:style-name="P2">INFO : built Dictionary(218979 unique tokens: [u'', u'3:276', u'3:273', u'baangarantie', u'reisverzekeringsovereenkomst']...) from 19421 documents (total 30303869 corpus positions)</text:p>
      <text:p text:style-name="P2">INFO : discarding 136142 tokens: [(u'deze', 18690), (u'niet', 19318), (u'als', 19414), (u'cassatie', 18849), (u'uitspreken', 19010), (u'arrest', 17728), (u'te', 19403), (u'toebreng', 1), (u'bij', 19327), (u'de', 19420)]...</text:p>
      <text:p text:style-name="P2">INFO : keeping 82837 tokens which were in no less than 2 and no more than 17478 (=90.0%) documents</text:p>
      <text:p text:style-name="P2">INFO : resulting dictionary: Dictionary(82837 unique tokens: [u'', u'3:276', u'epiduraal', u'softwaar', u'3:270']...)</text:p>
      <text:p text:style-name="P2">INFO : discarding 100 tokens: [(u'beoordeling', 17396), (u'gerechtshof', 17167), (u'geding', 17145), (u'hof', 17022), (u'uitspraak', 17017), (u'ter', 17009), (u'ten', 16864), (u'vice-president', 16827), (u'nr', 16727), (u'naar', 16667)]...</text:p>
      <text:p text:style-name="P2">INFO : resulting dictionary: Dictionary(82737 unique tokens: [u'', u'3:276', u'epiduraal', u'softwaar', u'3:270']...)</text:p>
      <text:p text:style-name="P2">INFO : saving Dictionary object under saveLDA/caseLaw20.9100.dict, separately None</text:p>
      <text:p text:style-name="P2">saveLDA/caseLaw20.9100.dict</text:p>
      <text:p text:style-name="P2">prep done, creating bow</text:p>
      <text:p text:style-name="P2">INFO : saved saveLDA/caseLaw20.9100.dict</text:p>
      <text:p text:style-name="P2">INFO : storing corpus in Matrix Market format to saveLDA/caseLaw20.9100.mm</text:p>
      <text:p text:style-name="P2">INFO : saving sparse matrix to saveLDA/caseLaw20.9100.mm</text:p>
      <text:p text:style-name="P2">INFO : PROGRESS: saving document #0</text:p>
      <text:p text:style-name="P2">INFO : PROGRESS: saving document #1000</text:p>
      <text:p text:style-name="P2">INFO : PROGRESS: saving document #2000</text:p>
      <text:p text:style-name="P2">INFO : PROGRESS: saving document #3000</text:p>
      <text:p text:style-name="P2">INFO : PROGRESS: saving document #4000</text:p>
      <text:p text:style-name="P2">INFO : PROGRESS: saving document #5000</text:p>
      <text:p text:style-name="P2">INFO : PROGRESS: saving document #6000</text:p>
      <text:p text:style-name="P2">INFO : PROGRESS: saving document #7000</text:p>
      <text:p text:style-name="P2">INFO : PROGRESS: saving document #8000</text:p>
      <text:p text:style-name="P2">INFO : PROGRESS: saving document #9000</text:p>
      <text:p text:style-name="P2">INFO : PROGRESS: saving document #10000</text:p>
      <text:p text:style-name="P2">INFO : PROGRESS: saving document #11000</text:p>
      <text:p text:style-name="P2">INFO : PROGRESS: saving document #12000</text:p>
      <text:p text:style-name="P2">INFO : PROGRESS: saving document #13000</text:p>
      <text:p text:style-name="P2">INFO : PROGRESS: saving document #14000</text:p>
      <text:p text:style-name="P2">INFO : PROGRESS: saving document #15000</text:p>
      <text:p text:style-name="P2">INFO : PROGRESS: saving document #16000</text:p>
      <text:p text:style-name="P2">INFO : PROGRESS: saving document #17000</text:p>
      <text:p text:style-name="P2">INFO : PROGRESS: saving document #18000</text:p>
      <text:p text:style-name="P2">INFO : PROGRESS: saving document #19000</text:p>
      <text:p text:style-name="P2">INFO : saved 19421x218979 matrix, density=0.200% (8495415/4252791159)</text:p>
      <text:p text:style-name="P2">INFO : saving MmCorpus index to saveLDA/caseLaw20.9100.mm.index</text:p>
      <text:p text:style-name="P2">bow done</text:p>
      <text:p text:style-name="P5">5 0.5 100</text:p>
      <text:p text:style-name="P2">INFO : adding document #0 to Dictionary(0 unique tokens: [])</text:p>
      <text:p text:style-name="P2">INFO : adding document #10000 to Dictionary(134162 unique tokens: [u'', u'3:276', u'moreel', u'ontwerprichtlijn', u'3:270']...)</text:p>
      <text:p text:style-name="P2">INFO : built Dictionary(218979 unique tokens: [u'', u'3:276', u'3:273', u'baangarantie', u'reisverzekeringsovereenkomst']...) from 19421 documents (total 30303869 corpus positions)</text:p>
      <text:p text:style-name="P2">INFO : discarding 182025 tokens: [(u'deze', 18690), (u'niet', 19318), (u'als', 19414), (u'cassatie', 18849), (u'uitspreken', 19010), (u'veroordelen', 10947), (u'middel', 16320), (u'arrest', 17728), (u'te', 19403), (u'toebreng', 1)]...</text:p>
      <text:p text:style-name="P2">INFO : keeping 36954 tokens which were in no less than 5 and no more than 9710 (=50.0%) documents</text:p>
      <text:p text:style-name="P2">INFO : resulting dictionary: Dictionary(36954 unique tokens: [u'', u'3:276', u'softwaar', u'buntsma', u'verrekenplicht']...)</text:p>
      <text:p text:style-name="P2">INFO : discarding 100 tokens: [(u'jaar', 9680), (u'feit', 9664), (u'hem', 9661), (u'aanwezig', 9618), (u'klacht', 9481), (u'behandeling', 9467), (u'maart', 9383), (u'vaststellen', 9276), (u'letten', 9250), (u'motivering', 9140)]...</text:p>
      <text:p text:style-name="P2">INFO : resulting dictionary: Dictionary(36854 unique tokens: [u'', u'3:276', u'softwaar', u'buntsma', u'verrekenplicht']...)</text:p>
      <text:p text:style-name="P2">INFO : saving Dictionary object under saveLDA/caseLaw50.5100.dict, separately None</text:p>
      <text:p text:style-name="P2">saveLDA/caseLaw50.5100.dict</text:p>
      <text:p text:style-name="P2">INFO : saved saveLDA/caseLaw50.5100.dict</text:p>
      <text:p text:style-name="P2">prep done, creating bow</text:p>
      <text:p text:style-name="P2">INFO : storing corpus in Matrix Market format to saveLDA/caseLaw50.5100.mm</text:p>
      <text:p text:style-name="P2">INFO : saving sparse matrix to saveLDA/caseLaw50.5100.mm</text:p>
      <text:p text:style-name="P2">INFO : PROGRESS: saving document #0</text:p>
      <text:p text:style-name="P2">INFO : PROGRESS: saving document #1000</text:p>
      <text:p text:style-name="P2">INFO : PROGRESS: saving document #2000</text:p>
      <text:p text:style-name="P2">INFO : PROGRESS: saving document #3000</text:p>
      <text:p text:style-name="P2">INFO : PROGRESS: saving document #4000</text:p>
      <text:p text:style-name="P2">INFO : PROGRESS: saving document #5000</text:p>
      <text:p text:style-name="P2">INFO : PROGRESS: saving document #6000</text:p>
      <text:p text:style-name="P2">INFO : PROGRESS: saving document #7000</text:p>
      <text:p text:style-name="P2">INFO : PROGRESS: saving document #8000</text:p>
      <text:p text:style-name="P2">INFO : PROGRESS: saving document #9000</text:p>
      <text:p text:style-name="P2">INFO : PROGRESS: saving document #10000</text:p>
      <text:p text:style-name="P2">INFO : PROGRESS: saving document #11000</text:p>
      <text:p text:style-name="P2">INFO : PROGRESS: saving document #12000</text:p>
      <text:p text:style-name="P2">INFO : PROGRESS: saving document #13000</text:p>
      <text:p text:style-name="P2">INFO : PROGRESS: saving document #14000</text:p>
      <text:p text:style-name="P2">INFO : PROGRESS: saving document #15000</text:p>
      <text:p text:style-name="P2">INFO : PROGRESS: saving document #16000</text:p>
      <text:p text:style-name="P2">INFO : PROGRESS: saving document #17000</text:p>
      <text:p text:style-name="P2">INFO : PROGRESS: saving document #18000</text:p>
      <text:p text:style-name="P2">INFO : PROGRESS: saving document #19000</text:p>
      <text:p text:style-name="P2">INFO : saved 19421x218979 matrix, density=0.200% (8495415/4252791159)</text:p>
      <text:p text:style-name="P2">INFO : saving MmCorpus index to saveLDA/caseLaw50.5100.mm.index</text:p>
      <text:p text:style-name="P2">bow done</text:p>
      <text:p text:style-name="P4">5 0.7 100</text:p>
      <text:p text:style-name="P2">INFO : adding document #0 to Dictionary(0 unique tokens: [])</text:p>
      <text:p text:style-name="P2">INFO : adding document #10000 to Dictionary(134162 unique tokens: [u'', u'3:276', u'moreel', u'ontwerprichtlijn', u'3:270']...)</text:p>
      <text:p text:style-name="P2">INFO : built Dictionary(218979 unique tokens: [u'', u'3:276', u'3:273', u'baangarantie', u'reisverzekeringsovereenkomst']...) from 19421 documents (total 30303869 corpus positions)</text:p>
      <text:p text:style-name="P2">INFO : discarding 181958 tokens: [(u'deze', 18690), (u'niet', 19318), (u'als', 19414), (u'cassatie', 18849), (u'uitspreken', 19010), (u'middel', 16320), (u'arrest', 17728), (u'te', 19403), (u'toebreng', 1), (u'bij', 19327)]...</text:p>
      <text:p text:style-name="P2">INFO : keeping 37021 tokens which were in no less than 5 and no more than 13594 (=70.0%) documents</text:p>
      <text:p text:style-name="P2">INFO : resulting dictionary: Dictionary(37021 unique tokens: [u'', u'3:276', u'softwaar', u'buntsma', u'verrekenplicht']...)</text:p>
      <text:p text:style-name="P2">INFO : discarding 100 tokens: [(u'lid', 13587), (u'nederlanden', 13436), (u'3.1', 13431), (u'geven', 13415), (u'verklaren', 13378), (u'bedoelen', 13336), (u'advocaat', 13326), (u'griffier', 13178), (u'over', 13120), (u'komen', 13060)]...</text:p>
      <text:p text:style-name="P2">saveLDA/caseLaw50.7100.dict</text:p>
      <text:p text:style-name="P2">INFO : resulting dictionary: Dictionary(36921 unique tokens: [u'', u'3:276', u'softwaar', u'buntsma', u'verrekenplicht']...)</text:p>
      <text:p text:style-name="P2">INFO : saving Dictionary object under saveLDA/caseLaw50.7100.dict, separately None</text:p>
      <text:p text:style-name="P2">INFO : saved saveLDA/caseLaw50.7100.dict</text:p>
      <text:p text:style-name="P2">prep done, creating bow</text:p>
      <text:p text:style-name="P2">INFO : storing corpus in Matrix Market format to saveLDA/caseLaw50.7100.mm</text:p>
      <text:p text:style-name="P2">INFO : saving sparse matrix to saveLDA/caseLaw50.7100.mm</text:p>
      <text:p text:style-name="P2">INFO : PROGRESS: saving document #0</text:p>
      <text:p text:style-name="P2">INFO : PROGRESS: saving document #1000</text:p>
      <text:p text:style-name="P2">INFO : PROGRESS: saving document #2000</text:p>
      <text:p text:style-name="P2">INFO : PROGRESS: saving document #3000</text:p>
      <text:p text:style-name="P2">INFO : PROGRESS: saving document #4000</text:p>
      <text:p text:style-name="P2">INFO : PROGRESS: saving document #5000</text:p>
      <text:p text:style-name="P2">INFO : PROGRESS: saving document #6000</text:p>
      <text:p text:style-name="P2">INFO : PROGRESS: saving document #7000</text:p>
      <text:p text:style-name="P2">INFO : PROGRESS: saving document #8000</text:p>
      <text:p text:style-name="P2">INFO : PROGRESS: saving document #9000</text:p>
      <text:p text:style-name="P2">INFO : PROGRESS: saving document #10000</text:p>
      <text:p text:style-name="P2">INFO : PROGRESS: saving document #11000</text:p>
      <text:p text:style-name="P2">INFO : PROGRESS: saving document #12000</text:p>
      <text:p text:style-name="P2">INFO : PROGRESS: saving document #13000</text:p>
      <text:p text:style-name="P2">INFO : PROGRESS: saving document #14000</text:p>
      <text:p text:style-name="P2">INFO : PROGRESS: saving document #15000</text:p>
      <text:p text:style-name="P2">INFO : PROGRESS: saving document #16000</text:p>
      <text:p text:style-name="P2">INFO : PROGRESS: saving document #17000</text:p>
      <text:p text:style-name="P2">INFO : PROGRESS: saving document #18000</text:p>
      <text:p text:style-name="P2">INFO : PROGRESS: saving document #19000</text:p>
      <text:p text:style-name="P2">INFO : saved 19421x218979 matrix, density=0.200% (8495415/4252791159)</text:p>
      <text:p text:style-name="P2">INFO : saving MmCorpus index to saveLDA/caseLaw50.7100.mm.index</text:p>
      <text:p text:style-name="P2">bow done</text:p>
      <text:p text:style-name="P5">5 0.9 100</text:p>
      <text:p text:style-name="P2">INFO : adding document #0 to Dictionary(0 unique tokens: [])</text:p>
      <text:p text:style-name="P2">INFO : adding document #10000 to Dictionary(134162 unique tokens: [u'', u'3:276', u'moreel', u'ontwerprichtlijn', u'3:270']...)</text:p>
      <text:p text:style-name="P2">INFO : built Dictionary(218979 unique tokens: [u'', u'3:276', u'3:273', u'baangarantie', u'reisverzekeringsovereenkomst']...) from 19421 documents (total 30303869 corpus positions)</text:p>
      <text:p text:style-name="P2">INFO : discarding 181923 tokens: [(u'deze', 18690), (u'niet', 19318), (u'als', 19414), (u'cassatie', 18849), (u'uitspreken', 19010), (u'arrest', 17728), (u'te', 19403), (u'toebreng', 1), (u'bij', 19327), (u'de', 19420)]...</text:p>
      <text:p text:style-name="P2">INFO : keeping 37056 tokens which were in no less than 5 and no more than 17478 (=90.0%) documents</text:p>
      <text:p text:style-name="P2">INFO : resulting dictionary: Dictionary(37056 unique tokens: [u'', u'3:276', u'softwaar', u'buntsma', u'verrekenplicht']...)</text:p>
      <text:p text:style-name="P2">INFO : discarding 100 tokens: [(u'beoordeling', 17396), (u'gerechtshof', 17167), (u'geding', 17145), (u'hof', 17022), (u'uitspraak', 17017), (u'ter', 17009), (u'ten', 16864), (u'vice-president', 16827), (u'nr', 16727), (u'naar', 16667)]...</text:p>
      <text:p text:style-name="P2">INFO : resulting dictionary: Dictionary(36956 unique tokens: [u'', u'3:276', u'softwaar', u'buntsma', u'verrekenplicht']...)</text:p>
      <text:p text:style-name="P2">INFO : saving Dictionary object under saveLDA/caseLaw50.9100.dict, separately None</text:p>
      <text:p text:style-name="P2">saveLDA/caseLaw50.9100.dict</text:p>
      <text:p text:style-name="P2">INFO : saved saveLDA/caseLaw50.9100.dict</text:p>
      <text:p text:style-name="P2">prep done, creating bow</text:p>
      <text:p text:style-name="P2">INFO : storing corpus in Matrix Market format to saveLDA/caseLaw50.9100.mm</text:p>
      <text:p text:style-name="P2">INFO : saving sparse matrix to saveLDA/caseLaw50.9100.mm</text:p>
      <text:p text:style-name="P2">INFO : PROGRESS: saving document #0</text:p>
      <text:p text:style-name="P2">INFO : PROGRESS: saving document #1000</text:p>
      <text:p text:style-name="P2">INFO : PROGRESS: saving document #2000</text:p>
      <text:p text:style-name="P2">INFO : PROGRESS: saving document #3000</text:p>
      <text:p text:style-name="P2">INFO : PROGRESS: saving document #4000</text:p>
      <text:p text:style-name="P2">INFO : PROGRESS: saving document #5000</text:p>
      <text:p text:style-name="P2">INFO : PROGRESS: saving document #6000</text:p>
      <text:p text:style-name="P2">INFO : PROGRESS: saving document #7000</text:p>
      <text:p text:style-name="P2">INFO : PROGRESS: saving document #8000</text:p>
      <text:p text:style-name="P2">INFO : PROGRESS: saving document #9000</text:p>
      <text:p text:style-name="P2">INFO : PROGRESS: saving document #10000</text:p>
      <text:p text:style-name="P2">INFO : PROGRESS: saving document #11000</text:p>
      <text:p text:style-name="P2">INFO : PROGRESS: saving document #12000</text:p>
      <text:p text:style-name="P2">INFO : PROGRESS: saving document #13000</text:p>
      <text:p text:style-name="P2">INFO : PROGRESS: saving document #14000</text:p>
      <text:p text:style-name="P2">INFO : PROGRESS: saving document #15000</text:p>
      <text:p text:style-name="P2">INFO : PROGRESS: saving document #16000</text:p>
      <text:p text:style-name="P2">INFO : PROGRESS: saving document #17000</text:p>
      <text:p text:style-name="P2">INFO : PROGRESS: saving document #18000</text:p>
      <text:p text:style-name="P2">INFO : PROGRESS: saving document #19000</text:p>
      <text:p text:style-name="P2">INFO : saved 19421x218979 matrix, density=0.200% (8495415/4252791159)</text:p>
      <text:p text:style-name="P2">INFO : saving MmCorpus index to saveLDA/caseLaw50.9100.mm.index</text:p>
      <text:p text:style-name="P2">bow done</text:p>
      <text:p text:style-name="P5">10 0.5 100</text:p>
      <text:p text:style-name="P2">INFO : adding document #0 to Dictionary(0 unique tokens: [])</text:p>
      <text:p text:style-name="P2">INFO : adding document #10000 to Dictionary(134162 unique tokens: [u'', u'3:276', u'moreel', u'ontwerprichtlijn', u'3:270']...)</text:p>
      <text:p text:style-name="P2">INFO : built Dictionary(218979 unique tokens: [u'', u'3:276', u'3:273', u'baangarantie', u'reisverzekeringsovereenkomst']...) from 19421 documents (total 30303869 corpus positions)</text:p>
      <text:p text:style-name="P2">INFO : discarding 196056 tokens: [(u'deze', 18690), (u'niet', 19318), (u'als', 19414), (u'vernietig', 5), (u'cassatie', 18849), (u'uitspreken', 19010), (u'veroordelen', 10947), (u'middel', 16320), (u'arrest', 17728), (u'te', 19403)]...</text:p>
      <text:p text:style-name="P2">INFO : keeping 22923 tokens which were in no less than 10 and no more than 9710 (=50.0%) documents</text:p>
      <text:p text:style-name="P2">INFO : resulting dictionary: Dictionary(22923 unique tokens: [u'', u'3:276', u'softwaar', u'leveringsakte', u'verzekeringsplichtig']...)</text:p>
      <text:p text:style-name="P2">INFO : discarding 100 tokens: [(u'jaar', 9680), (u'feit', 9664), (u'hem', 9661), (u'aanwezig', 9618), (u'klacht', 9481), (u'behandeling', 9467), (u'maart', 9383), (u'vaststellen', 9276), (u'letten', 9250), (u'motivering', 9140)]...</text:p>
      <text:p text:style-name="P2">INFO : resulting dictionary: Dictionary(22823 unique tokens: [u'', u'3:276', u'softwaar', u'leveringsakte', u'verzekeringsplichtig']...)</text:p>
      <text:p text:style-name="P2">INFO : saving Dictionary object under saveLDA/caseLaw100.5100.dict, separately None</text:p>
      <text:p text:style-name="P2">saveLDA/caseLaw100.5100.dict</text:p>
      <text:p text:style-name="P2">INFO : saved saveLDA/caseLaw100.5100.dict</text:p>
      <text:p text:style-name="P2">prep done, creating bow</text:p>
      <text:p text:style-name="P2">INFO : storing corpus in Matrix Market format to saveLDA/caseLaw100.5100.mm</text:p>
      <text:p text:style-name="P2">INFO : saving sparse matrix to saveLDA/caseLaw100.5100.mm</text:p>
      <text:p text:style-name="P2">INFO : PROGRESS: saving document #0</text:p>
      <text:p text:style-name="P2">INFO : PROGRESS: saving document #1000</text:p>
      <text:p text:style-name="P2">INFO : PROGRESS: saving document #2000</text:p>
      <text:p text:style-name="P2">INFO : PROGRESS: saving document #3000</text:p>
      <text:p text:style-name="P2">INFO : PROGRESS: saving document #4000</text:p>
      <text:p text:style-name="P2">INFO : PROGRESS: saving document #5000</text:p>
      <text:p text:style-name="P2">INFO : PROGRESS: saving document #6000</text:p>
      <text:p text:style-name="P2">INFO : PROGRESS: saving document #7000</text:p>
      <text:p text:style-name="P2">INFO : PROGRESS: saving document #8000</text:p>
      <text:p text:style-name="P2">INFO : PROGRESS: saving document #9000</text:p>
      <text:p text:style-name="P2">INFO : PROGRESS: saving document #10000</text:p>
      <text:p text:style-name="P2">INFO : PROGRESS: saving document #11000</text:p>
      <text:p text:style-name="P2">INFO : PROGRESS: saving document #12000</text:p>
      <text:p text:style-name="P2">INFO : PROGRESS: saving document #13000</text:p>
      <text:p text:style-name="P2">INFO : PROGRESS: saving document #14000</text:p>
      <text:p text:style-name="P2">INFO : PROGRESS: saving document #15000</text:p>
      <text:p text:style-name="P2">INFO : PROGRESS: saving document #16000</text:p>
      <text:p text:style-name="P2">INFO : PROGRESS: saving document #17000</text:p>
      <text:p text:style-name="P2">INFO : PROGRESS: saving document #18000</text:p>
      <text:p text:style-name="P2">INFO : PROGRESS: saving document #19000</text:p>
      <text:p text:style-name="P2">INFO : saved 19421x218979 matrix, density=0.200% (8495415/4252791159)</text:p>
      <text:p text:style-name="P2">INFO : saving MmCorpus index to saveLDA/caseLaw100.5100.mm.index</text:p>
      <text:p text:style-name="P2">bow done<text:line-break/></text:p>
      <text:p text:style-name="P5">10 0.7 100</text:p>
      <text:p text:style-name="P2">INFO : adding document #0 to Dictionary(0 unique tokens: [])</text:p>
      <text:p text:style-name="P2">INFO : adding document #10000 to Dictionary(134162 unique tokens: [u'', u'3:276', u'moreel', u'ontwerprichtlijn', u'3:270']...)</text:p>
      <text:p text:style-name="P2">INFO : built Dictionary(218979 unique tokens: [u'', u'3:276', u'3:273', u'baangarantie', u'reisverzekeringsovereenkomst']...) from 19421 documents (total 30303869 corpus positions)</text:p>
      <text:p text:style-name="P2">INFO : discarding 195989 tokens: [(u'deze', 18690), (u'niet', 19318), (u'als', 19414), (u'vernietig', 5), (u'cassatie', 18849), (u'uitspreken', 19010), (u'middel', 16320), (u'arrest', 17728), (u'te', 19403), (u'toebreng', 1)]...</text:p>
      <text:p text:style-name="P2">INFO : keeping 22990 tokens which were in no less than 10 and no more than 13594 (=70.0%) documents</text:p>
      <text:p text:style-name="P2">INFO : resulting dictionary: Dictionary(22990 unique tokens: [u'', u'3:276', u'softwaar', u'leveringsakte', u'verzekeringsplichtig']...)</text:p>
      <text:p text:style-name="P2">INFO : discarding 100 tokens: [(u'lid', 13587), (u'nederlanden', 13436), (u'3.1', 13431), (u'geven', 13415), (u'verklaren', 13378), (u'bedoelen', 13336), (u'advocaat', 13326), (u'griffier', 13178), (u'over', 13120), (u'komen', 13060)]...</text:p>
      <text:p text:style-name="P2">INFO : resulting dictionary: Dictionary(22890 unique tokens: [u'', u'3:276', u'softwaar', u'leveringsakte', u'verzekeringsplichtig']...)</text:p>
      <text:p text:style-name="P2">INFO : saving Dictionary object under saveLDA/caseLaw100.7100.dict, separately None</text:p>
      <text:p text:style-name="P2">saveLDA/caseLaw100.7100.dict</text:p>
      <text:p text:style-name="P2">prep done, creating bow</text:p>
      <text:p text:style-name="P2">INFO : saved saveLDA/caseLaw100.7100.dict</text:p>
      <text:p text:style-name="P2">INFO : storing corpus in Matrix Market format to saveLDA/caseLaw100.7100.mm</text:p>
      <text:p text:style-name="P2">INFO : saving sparse matrix to saveLDA/caseLaw100.7100.mm</text:p>
      <text:p text:style-name="P2">INFO : PROGRESS: saving document #0</text:p>
      <text:p text:style-name="P2">INFO : PROGRESS: saving document #1000</text:p>
      <text:p text:style-name="P2">INFO : PROGRESS: saving document #2000</text:p>
      <text:p text:style-name="P2">INFO : PROGRESS: saving document #3000</text:p>
      <text:p text:style-name="P2">INFO : PROGRESS: saving document #4000</text:p>
      <text:p text:style-name="P2">INFO : PROGRESS: saving document #5000</text:p>
      <text:p text:style-name="P2">INFO : PROGRESS: saving document #6000</text:p>
      <text:p text:style-name="P2">INFO : PROGRESS: saving document #7000</text:p>
      <text:p text:style-name="P2">INFO : PROGRESS: saving document #8000</text:p>
      <text:p text:style-name="P2">INFO : PROGRESS: saving document #9000</text:p>
      <text:p text:style-name="P2">INFO : PROGRESS: saving document #10000</text:p>
      <text:p text:style-name="P2">INFO : PROGRESS: saving document #11000</text:p>
      <text:p text:style-name="P2">INFO : PROGRESS: saving document #12000</text:p>
      <text:p text:style-name="P2">INFO : PROGRESS: saving document #13000</text:p>
      <text:p text:style-name="P2">INFO : PROGRESS: saving document #14000</text:p>
      <text:p text:style-name="P2">INFO : PROGRESS: saving document #15000</text:p>
      <text:p text:style-name="P2">INFO : PROGRESS: saving document #16000</text:p>
      <text:p text:style-name="P2">INFO : PROGRESS: saving document #17000</text:p>
      <text:p text:style-name="P2">INFO : PROGRESS: saving document #18000</text:p>
      <text:p text:style-name="P2">INFO : PROGRESS: saving document #19000</text:p>
      <text:p text:style-name="P2">INFO : saved 19421x218979 matrix, density=0.200% (8495415/4252791159)</text:p>
      <text:p text:style-name="P2">INFO : saving MmCorpus index to saveLDA/caseLaw100.7100.mm.index</text:p>
      <text:p text:style-name="P2">bow done</text:p>
      <text:p text:style-name="P5">10 0.9 100</text:p>
      <text:p text:style-name="P2">INFO : adding document #0 to Dictionary(0 unique tokens: [])</text:p>
      <text:p text:style-name="P2">INFO : adding document #10000 to Dictionary(134162 unique tokens: [u'', u'3:276', u'moreel', u'ontwerprichtlijn', u'3:270']...)</text:p>
      <text:p text:style-name="P2">INFO : built Dictionary(218979 unique tokens: [u'', u'3:276', u'3:273', u'baangarantie', u'reisverzekeringsovereenkomst']...) from 19421 documents (total 30303869 corpus positions)</text:p>
      <text:p text:style-name="P2">INFO : discarding 195954 tokens: [(u'deze', 18690), (u'niet', 19318), (u'als', 19414), (u'vernietig', 5), (u'cassatie', 18849), (u'uitspreken', 19010), (u'arrest', 17728), (u'te', 19403), (u'toebreng', 1), (u'bij', 19327)]...</text:p>
      <text:p text:style-name="P2">INFO : keeping 23025 tokens which were in no less than 10 and no more than 17478 (=90.0%) documents</text:p>
      <text:p text:style-name="P2">INFO : resulting dictionary: Dictionary(23025 unique tokens: [u'', u'3:276', u'softwaar', u'leveringsakte', u'verzekeringsplichtig']...)</text:p>
      <text:p text:style-name="P2">INFO : discarding 100 tokens: [(u'beoordeling', 17396), (u'gerechtshof', 17167), (u'geding', 17145), (u'hof', 17022), (u'uitspraak', 17017), (u'ter', 17009), (u'ten', 16864), (u'vice-president', 16827), (u'nr', 16727), (u'naar', 16667)]...</text:p>
      <text:p text:style-name="P2">saveLDA/caseLaw100.9100.dict</text:p>
      <text:p text:style-name="P2">INFO : resulting dictionary: Dictionary(22925 unique tokens: [u'', u'3:276', u'softwaar', u'leveringsakte', u'verzekeringsplichtig']...)</text:p>
      <text:p text:style-name="P2">INFO : saving Dictionary object under saveLDA/caseLaw100.9100.dict, separately None</text:p>
      <text:p text:style-name="P2">INFO : saved saveLDA/caseLaw100.9100.dict</text:p>
      <text:p text:style-name="P2">prep done, creating bow</text:p>
      <text:p text:style-name="P2">INFO : storing corpus in Matrix Market format to saveLDA/caseLaw100.9100.mm</text:p>
      <text:p text:style-name="P2">INFO : saving sparse matrix to saveLDA/caseLaw100.9100.mm</text:p>
      <text:p text:style-name="P2">INFO : PROGRESS: saving document #0</text:p>
      <text:p text:style-name="P2">INFO : PROGRESS: saving document #1000</text:p>
      <text:p text:style-name="P2">INFO : PROGRESS: saving document #2000</text:p>
      <text:p text:style-name="P2">INFO : PROGRESS: saving document #3000</text:p>
      <text:p text:style-name="P2">INFO : PROGRESS: saving document #4000</text:p>
      <text:p text:style-name="P2">INFO : PROGRESS: saving document #5000</text:p>
      <text:p text:style-name="P2">INFO : PROGRESS: saving document #6000</text:p>
      <text:p text:style-name="P2">INFO : PROGRESS: saving document #7000</text:p>
      <text:p text:style-name="P2">INFO : PROGRESS: saving document #8000</text:p>
      <text:p text:style-name="P2">INFO : PROGRESS: saving document #9000</text:p>
      <text:p text:style-name="P2">INFO : PROGRESS: saving document #10000</text:p>
      <text:p text:style-name="P2">INFO : PROGRESS: saving document #11000</text:p>
      <text:p text:style-name="P2">INFO : PROGRESS: saving document #12000</text:p>
      <text:p text:style-name="P2">INFO : PROGRESS: saving document #13000</text:p>
      <text:p text:style-name="P2">INFO : PROGRESS: saving document #14000</text:p>
      <text:p text:style-name="P2">INFO : PROGRESS: saving document #15000</text:p>
      <text:p text:style-name="P2">INFO : PROGRESS: saving document #16000</text:p>
      <text:p text:style-name="P2">INFO : PROGRESS: saving document #17000</text:p>
      <text:p text:style-name="P2">INFO : PROGRESS: saving document #18000</text:p>
      <text:p text:style-name="P2">INFO : PROGRESS: saving document #19000</text:p>
      <text:p text:style-name="P2">INFO : saved 19421x218979 matrix, density=0.200% (8495415/4252791159)</text:p>
      <text:p text:style-name="P2">INFO : saving MmCorpus index to saveLDA/caseLaw100.9100.mm.index</text:p>
      <text:p text:style-name="P2">bow done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13:47:48.565386968</meta:creation-date>
    <meta:editing-duration>PT49M34S</meta:editing-duration>
    <meta:editing-cycles>2</meta:editing-cycles>
    <meta:generator>LibreOffice/5.1.6.2$Linux_X86_64 LibreOffice_project/10m0$Build-2</meta:generator>
    <dc:date>2017-03-29T14:53:06.912425566</dc:date>
    <meta:document-statistic meta:table-count="0" meta:image-count="0" meta:object-count="0" meta:page-count="9" meta:paragraph-count="345" meta:word-count="2830" meta:character-count="22056" meta:non-whitespace-character-count="19570"/>
  </office:meta>
</office:document-meta>
</file>